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728in"/>
    </style:style>
    <style:style style:name="co2" style:family="table-column">
      <style:table-column-properties fo:break-before="auto" style:column-width="0.7311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161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Times New Roman" style:font-name-asian="WenQuanYi Micro Hei" style:font-name-complex="Lohit Hindi"/>
    </style:style>
    <style:style style:name="ce3" style:family="table-cell" style:parent-style-name="Default">
      <style:text-properties style:font-name="Arial" style:font-name-asian="WenQuanYi Micro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7.7894in" svg:height="3.5421in" svg:x="6.8732in" svg:y="0.1772in">
            <draw:object draw:notify-on-update-of-ranges="Sheet1.A3:Sheet1.A7 Sheet1.A1:Sheet1.A1 Sheet1.F3:Sheet1.F7 Sheet1.A24:Sheet1.A24 Sheet1.F26:Sheet1.F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>
            <text:p>Maximum Entropy</text:p>
          </table:table-cell>
          <table:table-cell table:number-columns-repeated="7"/>
        </table:table-row>
        <table:table-row table:style-name="ro1">
          <table:table-cell office:value-type="string">
            <text:p>Cores</text:p>
          </table:table-cell>
          <table:table-cell office:value-type="string">
            <text:p>Iteration 1</text:p>
          </table:table-cell>
          <table:table-cell office:value-type="string">
            <text:p>Iteration 2</text:p>
          </table:table-cell>
          <table:table-cell office:value-type="string">
            <text:p>Iteration 3</text:p>
          </table:table-cell>
          <table:table-cell office:value-type="string">
            <text:p>Iteration 4</text:p>
          </table:table-cell>
          <table:table-cell office:value-type="string">
            <text:p>Average</text:p>
          </table:table-cell>
          <table:table-cell/>
          <table:table-cell office:value-type="string">
            <text:p>Improve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5037">
            <text:p>345037</text:p>
          </table:table-cell>
          <table:table-cell office:value-type="float" office:value="341606">
            <text:p>341606</text:p>
          </table:table-cell>
          <table:table-cell office:value-type="float" office:value="349299">
            <text:p>349299</text:p>
          </table:table-cell>
          <table:table-cell office:value-type="float" office:value="349505">
            <text:p>349505</text:p>
          </table:table-cell>
          <table:table-cell table:formula="of:=AVERAGE([.B3:.E3])" office:value-type="float" office:value="346361.75">
            <text:p>346361.7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817">
            <text:p>180817</text:p>
          </table:table-cell>
          <table:table-cell office:value-type="float" office:value="182140">
            <text:p>182140</text:p>
          </table:table-cell>
          <table:table-cell office:value-type="float" office:value="189636">
            <text:p>189636</text:p>
          </table:table-cell>
          <table:table-cell office:value-type="float" office:value="189942">
            <text:p>189942</text:p>
          </table:table-cell>
          <table:table-cell table:formula="of:=AVERAGE([.B4:.E4])" office:value-type="float" office:value="185633.75">
            <text:p>185633.75</text:p>
          </table:table-cell>
          <table:table-cell/>
          <table:table-cell table:formula="of:=[.F3]/[.F4]" office:value-type="float" office:value="1.86583393375396">
            <text:p>1.865833933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2106">
            <text:p>112106</text:p>
          </table:table-cell>
          <table:table-cell office:value-type="float" office:value="112585">
            <text:p>112585</text:p>
          </table:table-cell>
          <table:table-cell office:value-type="float" office:value="110680">
            <text:p>110680</text:p>
          </table:table-cell>
          <table:table-cell office:value-type="float" office:value="111260">
            <text:p>111260</text:p>
          </table:table-cell>
          <table:table-cell table:formula="of:=AVERAGE([.B5:.E5])" office:value-type="float" office:value="111657.75">
            <text:p>111657.75</text:p>
          </table:table-cell>
          <table:table-cell/>
          <table:table-cell table:formula="of:=[.F4]/[.F5]" office:value-type="float" office:value="1.66252454487037">
            <text:p>1.662524544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1136">
            <text:p>71136</text:p>
          </table:table-cell>
          <table:table-cell office:value-type="float" office:value="72264">
            <text:p>72264</text:p>
          </table:table-cell>
          <table:table-cell office:value-type="float" office:value="70977">
            <text:p>70977</text:p>
          </table:table-cell>
          <table:table-cell office:value-type="float" office:value="79062">
            <text:p>79062</text:p>
          </table:table-cell>
          <table:table-cell table:formula="of:=AVERAGE([.B6:.E6])" office:value-type="float" office:value="73359.75">
            <text:p>73359.75</text:p>
          </table:table-cell>
          <table:table-cell/>
          <table:table-cell table:formula="of:=[.F5]/[.F6]" office:value-type="float" office:value="1.52205739523376">
            <text:p>1.522057395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2713">
            <text:p>42713</text:p>
          </table:table-cell>
          <table:table-cell office:value-type="float" office:value="48418">
            <text:p>48418</text:p>
          </table:table-cell>
          <table:table-cell office:value-type="float" office:value="48288">
            <text:p>48288</text:p>
          </table:table-cell>
          <table:table-cell office:value-type="float" office:value="48115">
            <text:p>48115</text:p>
          </table:table-cell>
          <table:table-cell table:formula="of:=AVERAGE([.B7:.E7])" office:value-type="float" office:value="46883.5">
            <text:p>46883.5</text:p>
          </table:table-cell>
          <table:table-cell/>
          <table:table-cell table:formula="of:=[.F6]/[.F7]" office:value-type="float" office:value="1.56472426333358">
            <text:p>1.5647242633</text:p>
          </table:table-cell>
        </table:table-row>
        <table:table-row table:style-name="ro1">
          <table:table-cell table:number-columns-repeated="6"/>
          <table:table-cell office:value-type="string">
            <text:p>Total:</text:p>
          </table:table-cell>
          <table:table-cell table:formula="of:=[.F3]/[.F7]" office:value-type="float" office:value="7.38771102840018">
            <text:p>7.387711028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Avarage</text:p>
          </table:table-cell>
          <table:table-cell table:formula="of:=AVERAGE([.H4:.H7])" office:value-type="float" office:value="1.65378503429792">
            <text:p>1.653785034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ores</text:p>
          </table:table-cell>
          <table:table-cell table:number-columns-repeated="2" office:value-type="string">
            <text:p>Iteration 1</text:p>
          </table:table-cell>
          <table:table-cell office:value-type="string">
            <text:p>Avarage</text:p>
          </table:table-cell>
          <table:table-cell/>
          <table:table-cell office:value-type="string">
            <text:p>Worse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5210112">
            <text:p>5210112</text:p>
          </table:table-cell>
          <table:table-cell office:value-type="float" office:value="5273792">
            <text:p>5273792</text:p>
          </table:table-cell>
          <table:table-cell table:formula="of:=AVERAGE([.B14:.C14])" office:value-type="float" office:value="5241952">
            <text:p>5241952</text:p>
          </table:table-cell>
          <table:table-cell/>
          <table:table-cell table:formula="of:=[.D14]/[.F7]" office:value-type="float" office:value="111.808034809688">
            <text:p>111.8080348097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ores</text:p>
          </table:table-cell>
          <table:table-cell office:value-type="string">
            <text:p>Iteration 1</text:p>
          </table:table-cell>
          <table:table-cell office:value-type="string">
            <text:p>Iteration 2</text:p>
          </table:table-cell>
          <table:table-cell office:value-type="string">
            <text:p>Iteration 3</text:p>
          </table:table-cell>
          <table:table-cell office:value-type="string">
            <text:p>Iteration 4</text:p>
          </table:table-cell>
          <table:table-cell office:value-type="string">
            <text:p>Average</text:p>
          </table:table-cell>
          <table:table-cell/>
          <table:table-cell office:value-type="string">
            <text:p>Improve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68703">
            <text:p>68703</text:p>
          </table:table-cell>
          <table:table-cell table:style-name="ce2" office:value-type="float" office:value="69923">
            <text:p>69923</text:p>
          </table:table-cell>
          <table:table-cell table:style-name="ce2" office:value-type="float" office:value="60353">
            <text:p>60353</text:p>
          </table:table-cell>
          <table:table-cell table:style-name="ce2" office:value-type="float" office:value="69961">
            <text:p>69961</text:p>
          </table:table-cell>
          <table:table-cell table:formula="of:=AVERAGE([.B18:.E18])" office:value-type="float" office:value="67235">
            <text:p>67235</text:p>
          </table:table-cell>
          <table:table-cell office:value-type="string">
            <text:p>Total: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float" office:value="66108">
            <text:p>66108</text:p>
          </table:table-cell>
          <table:table-cell table:style-name="ce2" office:value-type="float" office:value="67571">
            <text:p>67571</text:p>
          </table:table-cell>
          <table:table-cell table:style-name="ce2" office:value-type="float" office:value="66769">
            <text:p>66769</text:p>
          </table:table-cell>
          <table:table-cell office:value-type="float" office:value="68115">
            <text:p>68115</text:p>
          </table:table-cell>
          <table:table-cell table:formula="of:=AVERAGE([.B19:.E19])" office:value-type="float" office:value="67140.75">
            <text:p>67140.75</text:p>
          </table:table-cell>
          <table:table-cell/>
          <table:table-cell table:formula="of:=[.F18]/[.F7]" office:value-type="float" office:value="1.43408661895976">
            <text:p>1.434086619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style-name="ce1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Naive Bayes</text:p>
          </table:table-cell>
          <table:table-cell table:number-columns-repeated="7"/>
        </table:table-row>
        <table:table-row table:style-name="ro1">
          <table:table-cell office:value-type="string">
            <text:p>Cores</text:p>
          </table:table-cell>
          <table:table-cell office:value-type="string">
            <text:p>Iteration 1</text:p>
          </table:table-cell>
          <table:table-cell office:value-type="string">
            <text:p>Iteration 2</text:p>
          </table:table-cell>
          <table:table-cell office:value-type="string">
            <text:p>Iteration 3</text:p>
          </table:table-cell>
          <table:table-cell office:value-type="string">
            <text:p>Iteration 4</text:p>
          </table:table-cell>
          <table:table-cell office:value-type="string">
            <text:p>Average</text:p>
          </table:table-cell>
          <table:table-cell/>
          <table:table-cell office:value-type="string">
            <text:p>Improve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863">
            <text:p>8863</text:p>
          </table:table-cell>
          <table:table-cell office:value-type="float" office:value="8049">
            <text:p>8049</text:p>
          </table:table-cell>
          <table:table-cell office:value-type="float" office:value="8859">
            <text:p>8859</text:p>
          </table:table-cell>
          <table:table-cell office:value-type="float" office:value="8265">
            <text:p>8265</text:p>
          </table:table-cell>
          <table:table-cell table:formula="of:=AVERAGE([.B26:.E26])" office:value-type="float" office:value="8509">
            <text:p>850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54">
            <text:p>4954</text:p>
          </table:table-cell>
          <table:table-cell office:value-type="float" office:value="5365">
            <text:p>5365</text:p>
          </table:table-cell>
          <table:table-cell office:value-type="float" office:value="4250">
            <text:p>4250</text:p>
          </table:table-cell>
          <table:table-cell office:value-type="float" office:value="4357">
            <text:p>4357</text:p>
          </table:table-cell>
          <table:table-cell table:formula="of:=AVERAGE([.B27:.E27])" office:value-type="float" office:value="4731.5">
            <text:p>4731.5</text:p>
          </table:table-cell>
          <table:table-cell/>
          <table:table-cell table:formula="of:=[.F26]/[.F27]" office:value-type="float" office:value="1.79837260910916">
            <text:p>1.798372609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07">
            <text:p>3007</text:p>
          </table:table-cell>
          <table:table-cell office:value-type="float" office:value="3026">
            <text:p>3026</text:p>
          </table:table-cell>
          <table:table-cell office:value-type="float" office:value="3051">
            <text:p>3051</text:p>
          </table:table-cell>
          <table:table-cell office:value-type="float" office:value="3202">
            <text:p>3202</text:p>
          </table:table-cell>
          <table:table-cell table:formula="of:=AVERAGE([.B28:.E28])" office:value-type="float" office:value="3071.5">
            <text:p>3071.5</text:p>
          </table:table-cell>
          <table:table-cell/>
          <table:table-cell table:formula="of:=[.F27]/[.F28]" office:value-type="float" office:value="1.54045254761517">
            <text:p>1.540452547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23">
            <text:p>2023</text:p>
          </table:table-cell>
          <table:table-cell office:value-type="float" office:value="2103">
            <text:p>2103</text:p>
          </table:table-cell>
          <table:table-cell office:value-type="float" office:value="2018">
            <text:p>2018</text:p>
          </table:table-cell>
          <table:table-cell office:value-type="float" office:value="2845">
            <text:p>2845</text:p>
          </table:table-cell>
          <table:table-cell table:formula="of:=AVERAGE([.B29:.E29])" office:value-type="float" office:value="2247.25">
            <text:p>2247.25</text:p>
          </table:table-cell>
          <table:table-cell/>
          <table:table-cell table:formula="of:=[.F28]/[.F29]" office:value-type="float" office:value="1.36678162198242">
            <text:p>1.36678162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96">
            <text:p>1696</text:p>
          </table:table-cell>
          <table:table-cell office:value-type="float" office:value="1561">
            <text:p>1561</text:p>
          </table:table-cell>
          <table:table-cell office:value-type="float" office:value="1665">
            <text:p>1665</text:p>
          </table:table-cell>
          <table:table-cell office:value-type="float" office:value="1557">
            <text:p>1557</text:p>
          </table:table-cell>
          <table:table-cell table:formula="of:=AVERAGE([.B30:.E30])" office:value-type="float" office:value="1619.75">
            <text:p>1619.75</text:p>
          </table:table-cell>
          <table:table-cell/>
          <table:table-cell table:formula="of:=[.F29]/[.F30]" office:value-type="float" office:value="1.38740546380614">
            <text:p>1.3874054638</text:p>
          </table:table-cell>
        </table:table-row>
        <table:table-row table:style-name="ro1">
          <table:table-cell table:number-columns-repeated="6"/>
          <table:table-cell office:value-type="string">
            <text:p>Total:</text:p>
          </table:table-cell>
          <table:table-cell table:formula="of:=[.F26]/[.F30]" office:value-type="float" office:value="5.25327982713382">
            <text:p>5.253279827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Avarage</text:p>
          </table:table-cell>
          <table:table-cell table:formula="of:=AVERAGE([.H27:.H30])" office:value-type="float" office:value="1.52325306062822">
            <text:p>1.523253060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ores</text:p>
          </table:table-cell>
          <table:table-cell office:value-type="string">
            <text:p>Iteration 1</text:p>
          </table:table-cell>
          <table:table-cell office:value-type="string">
            <text:p>Iteration 2</text:p>
          </table:table-cell>
          <table:table-cell table:style-name="ce3" office:value-type="string">
            <text:p>Iteration 3</text:p>
          </table:table-cell>
          <table:table-cell table:style-name="ce3" office:value-type="string">
            <text:p>Iteration 4</text:p>
          </table:table-cell>
          <table:table-cell office:value-type="string">
            <text:p>Avarage</text:p>
          </table:table-cell>
          <table:table-cell/>
          <table:table-cell office:value-type="string">
            <text:p>Wors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4732">
            <text:p>64732</text:p>
          </table:table-cell>
          <table:table-cell office:value-type="float" office:value="59869">
            <text:p>59869</text:p>
          </table:table-cell>
          <table:table-cell office:value-type="float" office:value="48557">
            <text:p>48557</text:p>
          </table:table-cell>
          <table:table-cell office:value-type="float" office:value="75609">
            <text:p>75609</text:p>
          </table:table-cell>
          <table:table-cell table:formula="of:=AVERAGE([.B37:.C37])" office:value-type="float" office:value="62300.5">
            <text:p>62300.5</text:p>
          </table:table-cell>
          <table:table-cell/>
          <table:table-cell table:formula="of:=[.F37]/[.F30]" office:value-type="float" office:value="38.4630344188918">
            <text:p>38.463034418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ores</text:p>
          </table:table-cell>
          <table:table-cell office:value-type="string">
            <text:p>Iteration 1</text:p>
          </table:table-cell>
          <table:table-cell office:value-type="string">
            <text:p>Iteration 2</text:p>
          </table:table-cell>
          <table:table-cell office:value-type="string">
            <text:p>Iteration 3</text:p>
          </table:table-cell>
          <table:table-cell office:value-type="string">
            <text:p>Iteration 4</text:p>
          </table:table-cell>
          <table:table-cell office:value-type="string">
            <text:p>Average</text:p>
          </table:table-cell>
          <table:table-cell/>
          <table:table-cell office:value-type="string">
            <text:p>Improve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251">
            <text:p>6251</text:p>
          </table:table-cell>
          <table:table-cell office:value-type="float" office:value="4452">
            <text:p>4452</text:p>
          </table:table-cell>
          <table:table-cell office:value-type="float" office:value="4412">
            <text:p>4412</text:p>
          </table:table-cell>
          <table:table-cell office:value-type="float" office:value="4984">
            <text:p>4984</text:p>
          </table:table-cell>
          <table:table-cell table:formula="of:=AVERAGE([.B41:.E41])" office:value-type="float" office:value="5024.75">
            <text:p>5024.75</text:p>
          </table:table-cell>
          <table:table-cell office:value-type="string">
            <text:p>Total: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220">
            <text:p>8220</text:p>
          </table:table-cell>
          <table:table-cell office:value-type="float" office:value="4697">
            <text:p>4697</text:p>
          </table:table-cell>
          <table:table-cell office:value-type="float" office:value="4545">
            <text:p>4545</text:p>
          </table:table-cell>
          <table:table-cell office:value-type="float" office:value="4857">
            <text:p>4857</text:p>
          </table:table-cell>
          <table:table-cell table:formula="of:=AVERAGE([.B42:.E42])" office:value-type="float" office:value="5579.75">
            <text:p>5579.75</text:p>
          </table:table-cell>
          <table:table-cell/>
          <table:table-cell table:formula="of:=[.F41]/[.F30]" office:value-type="float" office:value="3.10217626176879">
            <text:p>3.102176261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/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4">01/24/2012</text:date>, <text:time>10:2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date>2012-01-24T10:24:56</dc:date>
    <dc:creator>stanvp </dc:creator>
    <meta:editing-duration>PT4H7M20S</meta:editing-duration>
    <meta:editing-cycles>16</meta:editing-cycles>
    <meta:document-statistic meta:table-count="1" meta:cell-count="158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786cm" svg:height="8.998cm" xlink:href=".." xlink:type="simple" chart:class="chart:line" chart:style-name="ch1">
        <chart:legend svg:x="16.413cm" svg:y="2.986cm" style:legend-expansion="custom" chartooo:width="3.1cm" chartooo:height="2.503cm" style:legend-expansion-aspect-ratio="1.23851378345985" chart:style-name="ch2"/>
        <chart:plot-area chart:style-name="ch3" table:cell-range-address="Sheet1.A3:Sheet1.A7 Sheet1.A1:Sheet1.A1 Sheet1.F3:Sheet1.F7 Sheet1.A24:Sheet1.A24 Sheet1.F26:Sheet1.F30" chart:data-source-has-labels="both" svg:x="1.968cm" svg:y="0.853cm" svg:width="13.673cm" svg:height="6.983cm">
          <chartooo:coordinate-region svg:x="3.33cm" svg:y="1.053cm" svg:width="12.217cm" svg:height="6.136cm"/>
          <chart:axis chart:dimension="x" chart:name="primary-x" chart:style-name="ch4" chartooo:axis-type="auto">
            <chartooo:date-scale/>
            <chart:title svg:x="8.31cm" svg:y="8.015cm" chart:style-name="ch5">
              <text:p>Cores</text:p>
            </chart:title>
            <chart:categories table:cell-range-address="Sheet1.A3:Sheet1.A7"/>
          </chart:axis>
          <chart:axis chart:dimension="y" chart:name="primary-y" chart:style-name="ch4">
            <chart:title svg:x="1.013cm" svg:y="5.407cm" chart:style-name="ch6">
              <text:p>Average Time</text:p>
            </chart:title>
            <chart:grid chart:style-name="ch7" chart:class="major"/>
          </chart:axis>
          <chart:series chart:style-name="ch8" chart:values-cell-range-address="Sheet1.F3:Sheet1.F7" chart:label-cell-address="Sheet1.A1:Sheet1.A1" chart:class="chart:line">
            <chart:data-point chart:repeated="5"/>
          </chart:series>
          <chart:series chart:style-name="ch9" chart:values-cell-range-address="Sheet1.F26:Sheet1.F30" chart:label-cell-address="Sheet1.A24:Sheet1.A24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imum Entropy</text:p>
                <draw:g>
                  <svg:desc>Sheet1.A1:Sheet1.A1</svg:desc>
                </draw:g>
              </table:table-cell>
              <table:table-cell office:value-type="string">
                <text:p>Naive Bayes</text:p>
                <draw:g>
                  <svg:desc>Sheet1.A24:Sheet1.A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7</svg:desc>
                </draw:g>
              </table:table-cell>
              <table:table-cell office:value-type="float" office:value="346361.75">
                <text:p>346361.75</text:p>
                <draw:g>
                  <svg:desc>Sheet1.F3:Sheet1.F7</svg:desc>
                </draw:g>
              </table:table-cell>
              <table:table-cell office:value-type="float" office:value="8509">
                <text:p>8509</text:p>
                <draw:g>
                  <svg:desc>Sheet1.F26:Sheet1.F3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85633.75">
                <text:p>185633.75</text:p>
              </table:table-cell>
              <table:table-cell office:value-type="float" office:value="4731.5">
                <text:p>4731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1657.75">
                <text:p>111657.75</text:p>
              </table:table-cell>
              <table:table-cell office:value-type="float" office:value="3071.5">
                <text:p>3071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3359.75">
                <text:p>73359.75</text:p>
              </table:table-cell>
              <table:table-cell office:value-type="float" office:value="2247.25">
                <text:p>2247.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6883.5">
                <text:p>46883.5</text:p>
              </table:table-cell>
              <table:table-cell office:value-type="float" office:value="1619.75">
                <text:p>1619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